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69b22" officeooo:paragraph-rsid="00169b22"/>
    </style:style>
    <style:style style:name="P2" style:family="paragraph" style:parent-style-name="Standard">
      <style:text-properties style:font-name="Courier New" officeooo:rsid="0016a829" officeooo:paragraph-rsid="0016a829"/>
    </style:style>
    <style:style style:name="P3" style:family="paragraph" style:parent-style-name="Standard">
      <style:text-properties style:font-name="Courier New" style:text-underline-style="solid" style:text-underline-width="auto" style:text-underline-color="font-color" officeooo:rsid="0016a829" officeooo:paragraph-rsid="0016a829"/>
    </style:style>
    <style:style style:name="P4" style:family="paragraph" style:parent-style-name="Standard">
      <style:text-properties style:font-name="Courier New" fo:font-weight="bold" officeooo:rsid="00169b22" officeooo:paragraph-rsid="00169b22" style:font-weight-asian="bold" style:font-weight-complex="bold"/>
    </style:style>
    <style:style style:name="P5" style:family="paragraph" style:parent-style-name="Standard">
      <style:text-properties style:font-name="Courier New" officeooo:rsid="00180610" officeooo:paragraph-rsid="00180610"/>
    </style:style>
    <style:style style:name="P6" style:family="paragraph" style:parent-style-name="Standard">
      <style:text-properties style:font-name="Courier New" officeooo:rsid="00180977" officeooo:paragraph-rsid="00180977"/>
    </style:style>
    <style:style style:name="P7" style:family="paragraph" style:parent-style-name="Standard">
      <style:text-properties style:font-name="Courier New" officeooo:rsid="00186cb2" officeooo:paragraph-rsid="00186cb2"/>
    </style:style>
    <style:style style:name="P8" style:family="paragraph" style:parent-style-name="Standard">
      <style:text-properties style:font-name="Courier New" officeooo:rsid="001bb16a" officeooo:paragraph-rsid="001bb16a"/>
    </style:style>
    <style:style style:name="P9" style:family="paragraph" style:parent-style-name="Standard">
      <style:text-properties style:font-name="Courier New" officeooo:rsid="001c3fc7" officeooo:paragraph-rsid="001c3fc7"/>
    </style:style>
    <style:style style:name="P10" style:family="paragraph" style:parent-style-name="Standard">
      <style:text-properties style:font-name="Courier New" officeooo:rsid="001ff34e" officeooo:paragraph-rsid="001ff34e"/>
    </style:style>
    <style:style style:name="P11" style:family="paragraph" style:parent-style-name="Header">
      <style:text-properties officeooo:rsid="00169b22" officeooo:paragraph-rsid="00169b2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0977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01c9"/>
    </style:style>
    <style:style style:name="T5" style:family="text">
      <style:text-properties officeooo:rsid="00180977"/>
    </style:style>
    <style:style style:name="T6" style:family="text">
      <style:text-properties officeooo:rsid="00186cb2"/>
    </style:style>
    <style:style style:name="T7" style:family="text">
      <style:text-properties fo:font-style="normal" style:text-underline-style="solid" style:text-underline-width="auto" style:text-underline-color="font-color" officeooo:rsid="00180977" style:font-style-asian="normal" style:font-style-complex="normal"/>
    </style:style>
    <style:style style:name="T8" style:family="text">
      <style:text-properties officeooo:rsid="001871cf"/>
    </style:style>
    <style:style style:name="T9" style:family="text">
      <style:text-properties officeooo:rsid="001a6ce4"/>
    </style:style>
    <style:style style:name="T10" style:family="text">
      <style:text-properties officeooo:rsid="001bb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.1.1</text:p>
      <text:p text:style-name="P1"/>
      <text:p text:style-name="P2"><text:span text:style-name="T1">float</text:span> <text:span text:style-name="T1">limitedSquare</text:span><text:span text:style-name="T3"> </text:span><text:span text:style-name="T1">(</text:span><text:span text:style-name="T3"> </text:span><text:span text:style-name="T1">x</text:span><text:span text:style-name="T4"> </text:span><text:span text:style-name="T1">)</text:span> <text:span text:style-name="T1">float</text:span> <text:span text:style-name="T1">x</text:span><text:span text:style-name="T3"> </text:span><text:span text:style-name="T1">;</text:span></text:p>
      <text:p text:style-name="P3">{</text:p>
      <text:p text:style-name="P2"><text:tab/><text:span text:style-name="T3">/*</text:span> returns x-squared, but never more than 100 */</text:p>
      <text:p text:style-name="P2"><text:tab/><text:span text:style-name="T1">return</text:span> <text:span text:style-name="T1">(</text:span><text:span text:style-name="T3"> </text:span><text:span text:style-name="T1">x</text:span> <text:span text:style-name="T1">&lt;=</text:span> <text:span text:style-name="T1">-</text:span><text:span text:style-name="T3"> </text:span><text:span text:style-name="T1">10.0</text:span> <text:span text:style-name="T1">||</text:span> <text:span text:style-name="T1">x</text:span> <text:span text:style-name="T1">&gt;=</text:span> <text:span text:style-name="T1">10.0</text:span> ) <text:span text:style-name="T1">?</text:span> <text:span text:style-name="T1">100</text:span> <text:span text:style-name="T1">:</text:span> <text:span text:style-name="T1">x</text:span> <text:span text:style-name="T1">*</text:span> <text:span text:style-name="T1">x</text:span> <text:span text:style-name="T1">;</text:span></text:p>
      <text:p text:style-name="P3">}</text:p>
      <text:p text:style-name="P1"/>
      <text:p text:style-name="P5">lexemes:</text:p>
      <text:p text:style-name="P5"><text:span text:style-name="T9">keyword, </text:span>float</text:p>
      <text:p text:style-name="P5">id, limitedSquare</text:p>
      <text:p text:style-name="P5"><text:span text:style-name="T6">openParen, </text:span>(</text:p>
      <text:p text:style-name="P5">id, x</text:p>
      <text:p text:style-name="P5"><text:span text:style-name="T6">closeParen, </text:span>)</text:p>
      <text:p text:style-name="P9">keyword, float</text:p>
      <text:p text:style-name="P9">id, x</text:p>
      <text:p text:style-name="P5"><text:span text:style-name="T8">endStmt, </text:span>;</text:p>
      <text:p text:style-name="P9">openBrace, {</text:p>
      <text:p text:style-name="P9">startCmt, /*</text:p>
      <text:p text:style-name="P9">endCmt */</text:p>
      <text:p text:style-name="P5"><text:span text:style-name="T9">keyword, </text:span>return</text:p>
      <text:p text:style-name="P9">openParen, (</text:p>
      <text:p text:style-name="P9">id, x</text:p>
      <text:p text:style-name="P5">relOp, &lt;=</text:p>
      <text:p text:style-name="P5">unary, -</text:p>
      <text:p text:style-name="P5">num, 10.0</text:p>
      <text:p text:style-name="P5">orOp, ||</text:p>
      <text:p text:style-name="P9">id, x</text:p>
      <text:p text:style-name="P9">relOp, &gt;=</text:p>
      <text:p text:style-name="P9">num, 10.0<text:line-break/>closeParen, )</text:p>
      <text:p text:style-name="P5">ternaryOpQuestion, ?</text:p>
      <text:p text:style-name="P5">num, 100</text:p>
      <text:p text:style-name="P5">ternaryOpColon, :</text:p>
      <text:p text:style-name="P9">id, x</text:p>
      <text:p text:style-name="P5">mulOp, *</text:p>
      <text:p text:style-name="P9">id, x</text:p>
      <text:p text:style-name="P5"/>
      <text:p text:style-name="P4">3.1.2</text:p>
      <text:p text:style-name="P1"/>
      <text:p text:style-name="P5"><text:span text:style-name="T1">Here is a photo of</text:span> <text:span text:style-name="T1">&lt;</text:span> <text:span text:style-name="T1">B</text:span> <text:span text:style-name="T1">&gt;</text:span> <text:span text:style-name="T1">my house</text:span> <text:span text:style-name="T1">&lt;</text:span> <text:span text:style-name="T1">/</text:span> <text:span text:style-name="T1">B</text:span> <text:span text:style-name="T1">&gt;</text:span> <text:span text:style-name="T1">:</text:span></text:p>
      <text:p text:style-name="P5"><text:span text:style-name="T1">&lt;</text:span> <text:span text:style-name="T1">P</text:span> <text:span text:style-name="T1">&gt;</text:span> <text:span text:style-name="T1">&lt;</text:span> <text:span text:style-name="T1">IMG</text:span> <text:span text:style-name="T1">SRC</text:span> <text:span text:style-name="T1">=</text:span> <text:span text:style-name="T1">“</text:span> <text:span text:style-name="T1">house.gif</text:span> <text:span text:style-name="T1">”</text:span> <text:span text:style-name="T1">&gt;</text:span> <text:span text:style-name="T1">&lt;</text:span> <text:span text:style-name="T1">BR</text:span> <text:span text:style-name="T1">&gt;</text:span></text:p>
      <text:p text:style-name="P5"><text:span text:style-name="T1">See</text:span> <text:span text:style-name="T2">&lt;</text:span><text:span text:style-name="T5"> </text:span><text:span text:style-name="T7">A</text:span><text:span text:style-name="T5"> </text:span><text:span text:style-name="T2">HREF</text:span><text:span text:style-name="T5"> </text:span><text:span text:style-name="T2">=</text:span><text:span text:style-name="T5"> </text:span><text:span text:style-name="T2">“</text:span><text:span text:style-name="T5"> </text:span><text:span text:style-name="T2">morePix.html</text:span><text:span text:style-name="T5"> </text:span><text:span text:style-name="T2">”</text:span><text:span text:style-name="T5"> </text:span><text:span text:style-name="T2">&gt;</text:span><text:span text:style-name="T5"> </text:span><text:span text:style-name="T2">More Pictures</text:span><text:span text:style-name="T5"> </text:span><text:span text:style-name="T2">&lt;</text:span><text:span text:style-name="T5"> </text:span><text:span text:style-name="T2">/</text:span><text:span text:style-name="T5"> </text:span><text:span text:style-name="T2">A</text:span><text:span text:style-name="T5"> </text:span><text:span text:style-name="T2">&gt;</text:span><text:span text:style-name="T5"> </text:span><text:span text:style-name="T2">if you</text:span></text:p>
      <text:p text:style-name="P6"><text:span text:style-name="T1">liked that one.</text:span> <text:span text:style-name="T1">&lt;</text:span> <text:span text:style-name="T1">P</text:span> <text:span text:style-name="T1">&gt;</text:span></text:p>
      <text:p text:style-name="P7"/>
      <text:p text:style-name="P8">lexemes:</text:p>
      <text:p text:style-name="P7">id, Here is a photo of</text:p>
      <text:p text:style-name="P7"><text:soft-page-break/><text:span text:style-name="T10">start</text:span>Tag<text:span text:style-name="T10">Key</text:span>, &lt;</text:p>
      <text:p text:style-name="P8">keyword, B</text:p>
      <text:p text:style-name="P8">endTagKey, &gt;</text:p>
      <text:p text:style-name="P8">id, my house</text:p>
      <text:p text:style-name="P8">startTagKey, &lt;</text:p>
      <text:p text:style-name="P8">closeTag, /</text:p>
      <text:p text:style-name="P8">keyword, B</text:p>
      <text:p text:style-name="P8">endTagKey, &gt;</text:p>
      <text:p text:style-name="P8">id, :</text:p>
      <text:p text:style-name="P8">startTagKey, &lt;</text:p>
      <text:p text:style-name="P8">keyword, P</text:p>
      <text:p text:style-name="P8">endTagKey, &gt;</text:p>
      <text:p text:style-name="P8">startTagKey, &lt;</text:p>
      <text:p text:style-name="P8">keyword, IMG</text:p>
      <text:p text:style-name="P8">keyword, SRC</text:p>
      <text:p text:style-name="P8">equalOp, =<text:line-break/>startString, “</text:p>
      <text:p text:style-name="P8">id, house.gif</text:p>
      <text:p text:style-name="P8">endString, “</text:p>
      <text:p text:style-name="P8">endKeyTag, &gt;</text:p>
      <text:p text:style-name="P8">startTagKey, &lt;</text:p>
      <text:p text:style-name="P8">keyword, BR</text:p>
      <text:p text:style-name="P8">endTagKey, &gt;</text:p>
      <text:p text:style-name="P8">id, See</text:p>
      <text:p text:style-name="P8">startTagKey, &lt;</text:p>
      <text:p text:style-name="P8">keyword, A</text:p>
      <text:p text:style-name="P8">keyword, HREF</text:p>
      <text:p text:style-name="P8">equalOp, =</text:p>
      <text:p text:style-name="P8">startString, “</text:p>
      <text:p text:style-name="P8">id, morePix.html</text:p>
      <text:p text:style-name="P8">endString, “</text:p>
      <text:p text:style-name="P8">endTagKey, &gt;</text:p>
      <text:p text:style-name="P8">id, More Pictures</text:p>
      <text:p text:style-name="P8">startTagKey, &lt;</text:p>
      <text:p text:style-name="P8">closeTag, /</text:p>
      <text:p text:style-name="P8">keyword, A</text:p>
      <text:p text:style-name="P8">endTagKey, &gt;</text:p>
      <text:p text:style-name="P8">id, if you liked that one.<text:line-break/>startTagKey, &lt;</text:p>
      <text:p text:style-name="P8">keyword, P</text:p>
      <text:p text:style-name="P8">endTagKey, &gt;</text:p>
      <text:p text:style-name="P8"/>
      <text:p text:style-name="P8"/>
      <text:p text:style-name="P4"/>
      <text:p text:style-name="P4"/>
      <text:p text:style-name="P4"/>
      <text:p text:style-name="P4"/>
      <text:p text:style-name="P4"><text:soft-page-break/>3.3.5</text:p>
      <text:p text:style-name="P1"><text:line-break/>a.</text:p>
      <text:p text:style-name="P10">letter <text:s/>-&gt; <text:s/>a|b|c|d|e|f|g|h|i|j|k|l|m|n|o|p|q|r|s|t|u|v|w|x|y|z</text:p>
      <text:p text:style-name="P10">letters -&gt; <text:s/>letter letter*</text:p>
      <text:p text:style-name="P10">order <text:s text:c="2"/>-&gt; <text:s/>aeiou</text:p>
      <text:p text:style-name="P10">orders <text:s/>-&gt; <text:s/>order order*</text:p>
      <text:p text:style-name="P10">string <text:s/>-&gt; <text:s/>letters orders letters </text:p>
      <text:p text:style-name="P1">c.</text:p>
      <text:p text:style-name="P1">f.</text:p>
      <text:p text:style-name="P1">h.</text:p>
      <text:p text:style-name="P1"/>
      <text:p text:style-name="P1">3.7.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9b22" officeooo:paragraph-rsid="00169b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S450<text:tab/>HW3<text:tab/>Aaron Wood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2:41:34.992249710</meta:creation-date>
    <dc:date>2015-03-11T14:42:30.438466082</dc:date>
    <meta:editing-duration>PT1H59M29S</meta:editing-duration>
    <meta:editing-cycles>9</meta:editing-cycles>
    <meta:generator>LibreOffice/4.2.6.2$Linux_X86_64 LibreOffice_project/420$Build-2</meta:generator>
    <meta:document-statistic meta:table-count="0" meta:image-count="0" meta:object-count="0" meta:page-count="3" meta:paragraph-count="92" meta:word-count="272" meta:character-count="1354" meta:non-whitespace-character-count="1160"/>
  </office:meta>
</office:document-meta>
</file>